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afcbe" officeooo:paragraph-rsid="001afcb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ce139" officeooo:paragraph-rsid="001ce13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eae08" officeooo:paragraph-rsid="001eae0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ae08" officeooo:paragraph-rsid="002043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2165d" officeooo:paragraph-rsid="0022165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e385" officeooo:paragraph-rsid="0023e38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4440c" officeooo:paragraph-rsid="0024440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059b0" officeooo:paragraph-rsid="003059b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afcbe" officeooo:paragraph-rsid="001afcbe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afcbe" officeooo:paragraph-rsid="001afcb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bold" officeooo:rsid="002966b3" officeooo:paragraph-rsid="002966b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bold" officeooo:rsid="0038756a" officeooo:paragraph-rsid="0038756a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afcbe" officeooo:paragraph-rsid="001afcb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cdd01" officeooo:paragraph-rsid="001cdd0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ce139" officeooo:paragraph-rsid="001ce13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eae08" officeooo:paragraph-rsid="001eae0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0438f" officeooo:paragraph-rsid="0020438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2165d" officeooo:paragraph-rsid="0022165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2e15d" officeooo:paragraph-rsid="0022e15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2e15d" officeooo:paragraph-rsid="0026307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4440c" officeooo:paragraph-rsid="0024440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4440c" officeooo:paragraph-rsid="0026d8a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6d8a5" officeooo:paragraph-rsid="001afcb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6d8a5" officeooo:paragraph-rsid="0026d8a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3059b0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6307d" officeooo:paragraph-rsid="0026307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26307d" officeooo:paragraph-rsid="0026307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2966b3" officeooo:paragraph-rsid="002966b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2978fc" officeooo:paragraph-rsid="002978f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2e666a" officeooo:paragraph-rsid="002e666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2ce93c" officeooo:paragraph-rsid="002ce93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2db292" officeooo:paragraph-rsid="002db29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3059b0" officeooo:paragraph-rsid="003059b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35773a" officeooo:paragraph-rsid="0035773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33175c" officeooo:paragraph-rsid="0033175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3759fe" officeooo:paragraph-rsid="003759f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38756a" officeooo:paragraph-rsid="0038756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3c74a1" officeooo:paragraph-rsid="003c74a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3f9a06" officeooo:paragraph-rsid="003f9a0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bold" officeooo:rsid="003059b0" officeooo:paragraph-rsid="003059b0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bold" officeooo:rsid="003c74a1" officeooo:paragraph-rsid="003c74a1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bold" officeooo:rsid="003f9a06" officeooo:paragraph-rsid="003f9a0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289202" officeooo:paragraph-rsid="00289202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289202" officeooo:paragraph-rsid="0028920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bold" officeooo:rsid="00280f1c" officeooo:paragraph-rsid="00280f1c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normal" officeooo:rsid="00289202" officeooo:paragraph-rsid="00289202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4440c" officeooo:paragraph-rsid="0024440c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24440c" officeooo:paragraph-rsid="0026d8a5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6d8a5" officeooo:paragraph-rsid="0026d8a5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76042" officeooo:paragraph-rsid="00276042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80f1c" officeooo:paragraph-rsid="00280f1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2978fc" officeooo:paragraph-rsid="002978fc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2a85ba" officeooo:paragraph-rsid="002a85ba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2b4d16" officeooo:paragraph-rsid="002b4d16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2ce93c" officeooo:paragraph-rsid="002ce93c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style="italic" fo:font-weight="normal" officeooo:rsid="0024440c" officeooo:paragraph-rsid="0026d8a5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2db292" officeooo:paragraph-rsid="002db292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5773a" officeooo:paragraph-rsid="0035773a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3175c" officeooo:paragraph-rsid="0033175c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4fac7" officeooo:paragraph-rsid="0034fac7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55c4e" officeooo:paragraph-rsid="00355c4e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8756a" officeooo:paragraph-rsid="0038756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2pt" fo:font-style="italic" fo:font-weight="normal" officeooo:rsid="003f9a06" officeooo:paragraph-rsid="003f9a06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8756a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fo:font-weight="normal" officeooo:rsid="00276042" officeooo:paragraph-rsid="0027604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e666a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italic" fo:font-weight="normal" officeooo:rsid="002a85ba" officeooo:paragraph-rsid="002a85ba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italic" fo:font-weight="normal" officeooo:rsid="003f9a06" officeooo:paragraph-rsid="003f9a06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978fc" officeooo:paragraph-rsid="002978fc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a85ba" officeooo:paragraph-rsid="002a85b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b4d16" officeooo:paragraph-rsid="002b4d1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ce93c" officeooo:paragraph-rsid="002ce93c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e666a" officeooo:paragraph-rsid="002e666a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2db292" officeooo:paragraph-rsid="002db292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3175c" officeooo:paragraph-rsid="0033175c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4fac7" officeooo:paragraph-rsid="0034fac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55c4e" officeooo:paragraph-rsid="00355c4e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759fe" officeooo:paragraph-rsid="00355c4e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759fe" officeooo:paragraph-rsid="003759fe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8756a" officeooo:paragraph-rsid="0038756a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91f90" officeooo:paragraph-rsid="00391f90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officeooo:rsid="003f9a06" officeooo:paragraph-rsid="003f9a06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bold" officeooo:rsid="003f9a06" officeooo:paragraph-rsid="003f9a06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bold" officeooo:rsid="0038756a" officeooo:paragraph-rsid="0038756a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fo:font-weight="bold" officeooo:rsid="002e666a" officeooo:paragraph-rsid="002e666a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style="normal" fo:font-weight="bold" officeooo:rsid="002e666a" officeooo:paragraph-rsid="002e666a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size="12pt" fo:font-style="normal" fo:font-weight="normal" officeooo:rsid="002a85ba" officeooo:paragraph-rsid="002a85ba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 fo:break-before="page"/>
      <style:text-properties fo:font-weight="normal" officeooo:rsid="0026d8a5" officeooo:paragraph-rsid="0026d8a5" style:font-weight-asian="normal" style:font-weight-complex="normal"/>
    </style:style>
    <style:style style:name="P91" style:family="paragraph" style:parent-style-name="Standard">
      <style:paragraph-properties fo:text-align="justify" style:justify-single-word="false" fo:break-before="page"/>
      <style:text-properties fo:font-style="normal" fo:font-weight="bold" officeooo:rsid="00280f1c" officeooo:paragraph-rsid="00280f1c" style:font-style-asian="normal" style:font-weight-asian="bold" style:font-style-complex="normal" style:font-weight-complex="bold"/>
    </style:style>
    <style:style style:name="P92" style:family="paragraph" style:parent-style-name="Standard" style:list-style-name="L1">
      <style:paragraph-properties fo:text-align="justify" style:justify-single-word="false"/>
      <style:text-properties fo:font-weight="normal" officeooo:rsid="001afcbe" officeooo:paragraph-rsid="001afcbe" style:font-weight-asian="normal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fo:font-weight="normal" officeooo:rsid="001afcbe" officeooo:paragraph-rsid="001afcbe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fo:font-weight="normal" officeooo:rsid="001afcbe" officeooo:paragraph-rsid="001afcbe" style:font-weight-asian="normal" style:font-weight-complex="normal"/>
    </style:style>
    <style:style style:name="P95" style:family="paragraph" style:parent-style-name="Standard" style:list-style-name="L4">
      <style:paragraph-properties fo:text-align="justify" style:justify-single-word="false"/>
      <style:text-properties fo:font-weight="normal" officeooo:rsid="001ce139" officeooo:paragraph-rsid="001ce139" style:font-weight-asian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fo:font-weight="normal" officeooo:rsid="001ce139" officeooo:paragraph-rsid="001ce139" style:font-weight-asian="normal" style:font-weight-complex="normal"/>
    </style:style>
    <style:style style:name="P97" style:family="paragraph" style:parent-style-name="Standard" style:list-style-name="L6">
      <style:paragraph-properties fo:text-align="justify" style:justify-single-word="false"/>
      <style:text-properties fo:font-weight="normal" officeooo:rsid="001ce139" officeooo:paragraph-rsid="001ce139" style:font-weight-asian="normal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fo:font-weight="normal" officeooo:rsid="001eae08" officeooo:paragraph-rsid="001eae08" style:font-weight-asian="normal" style:font-weight-complex="normal"/>
    </style:style>
    <style:style style:name="P99" style:family="paragraph" style:parent-style-name="Standard" style:list-style-name="L8">
      <style:paragraph-properties fo:text-align="justify" style:justify-single-word="false"/>
      <style:text-properties fo:font-weight="normal" officeooo:rsid="001eae08" officeooo:paragraph-rsid="001eae0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20438f" officeooo:paragraph-rsid="0020438f" style:font-weight-asian="normal" style:font-weight-complex="normal"/>
    </style:style>
    <style:style style:name="P101" style:family="paragraph" style:parent-style-name="Standard" style:list-style-name="L10">
      <style:paragraph-properties fo:text-align="justify" style:justify-single-word="false"/>
      <style:text-properties fo:font-weight="normal" officeooo:rsid="0020438f" officeooo:paragraph-rsid="0020438f" style:font-weight-asian="normal" style:font-weight-complex="normal"/>
    </style:style>
    <style:style style:name="P102" style:family="paragraph" style:parent-style-name="Standard" style:list-style-name="L11">
      <style:paragraph-properties fo:text-align="justify" style:justify-single-word="false"/>
      <style:text-properties fo:font-weight="normal" officeooo:rsid="0022165d" officeooo:paragraph-rsid="0022165d" style:font-weight-asian="normal" style:font-weight-complex="normal"/>
    </style:style>
    <style:style style:name="P103" style:family="paragraph" style:parent-style-name="Standard" style:list-style-name="L12">
      <style:paragraph-properties fo:text-align="justify" style:justify-single-word="false"/>
      <style:text-properties fo:font-weight="normal" officeooo:rsid="0022e15d" officeooo:paragraph-rsid="0022e15d" style:font-weight-asian="normal" style:font-weight-complex="normal"/>
    </style:style>
    <style:style style:name="P104" style:family="paragraph" style:parent-style-name="Standard" style:list-style-name="L17">
      <style:paragraph-properties fo:text-align="justify" style:justify-single-word="false"/>
      <style:text-properties fo:font-weight="normal" officeooo:rsid="0022e15d" officeooo:paragraph-rsid="0022e15d" style:font-weight-asian="normal" style:font-weight-complex="normal"/>
    </style:style>
    <style:style style:name="P105" style:family="paragraph" style:parent-style-name="Standard" style:list-style-name="L13">
      <style:paragraph-properties fo:text-align="justify" style:justify-single-word="false"/>
      <style:text-properties fo:font-weight="normal" officeooo:rsid="0023e385" officeooo:paragraph-rsid="0023e385" style:font-weight-asian="normal" style:font-weight-complex="normal"/>
    </style:style>
    <style:style style:name="P106" style:family="paragraph" style:parent-style-name="Standard" style:list-style-name="L13">
      <style:paragraph-properties fo:text-align="justify" style:justify-single-word="false"/>
      <style:text-properties fo:font-weight="normal" officeooo:rsid="0024440c" officeooo:paragraph-rsid="0024440c" style:font-weight-asian="normal" style:font-weight-complex="normal"/>
    </style:style>
    <style:style style:name="P107" style:family="paragraph" style:parent-style-name="Standard" style:list-style-name="L16">
      <style:paragraph-properties fo:text-align="justify" style:justify-single-word="false"/>
      <style:text-properties fo:font-weight="normal" officeooo:rsid="0024440c" officeooo:paragraph-rsid="0024440c" style:font-weight-asian="normal" style:font-weight-complex="normal"/>
    </style:style>
    <style:style style:name="P108" style:family="paragraph" style:parent-style-name="Standard" style:list-style-name="L4">
      <style:paragraph-properties fo:text-align="justify" style:justify-single-word="false"/>
      <style:text-properties fo:font-weight="bold" officeooo:rsid="001ce139" officeooo:paragraph-rsid="001ce139" style:font-weight-asian="bold" style:font-weight-complex="bold"/>
    </style:style>
    <style:style style:name="P109" style:family="paragraph" style:parent-style-name="Standard" style:list-style-name="L34">
      <style:paragraph-properties fo:text-align="justify" style:justify-single-word="false"/>
      <style:text-properties fo:font-weight="bold" officeooo:rsid="003059b0" officeooo:paragraph-rsid="003059b0" style:font-weight-asian="bold" style:font-weight-complex="bold"/>
    </style:style>
    <style:style style:name="P110" style:family="paragraph" style:parent-style-name="Standard" style:list-style-name="L36">
      <style:paragraph-properties fo:text-align="justify" style:justify-single-word="false"/>
      <style:text-properties fo:font-weight="bold" officeooo:rsid="0033175c" officeooo:paragraph-rsid="0033175c" style:font-weight-asian="bold" style:font-weight-complex="bold"/>
    </style:style>
    <style:style style:name="P111" style:family="paragraph" style:parent-style-name="Standard" style:list-style-name="L13">
      <style:paragraph-properties fo:text-align="justify" style:justify-single-word="false"/>
      <style:text-properties officeooo:paragraph-rsid="0024440c"/>
    </style:style>
    <style:style style:name="P112" style:family="paragraph" style:parent-style-name="Standard" style:list-style-name="L36">
      <style:paragraph-properties fo:text-align="justify" style:justify-single-word="false"/>
      <style:text-properties officeooo:paragraph-rsid="0033175c"/>
    </style:style>
    <style:style style:name="P113" style:family="paragraph" style:parent-style-name="Standard" style:list-style-name="L13">
      <style:paragraph-properties fo:text-align="justify" style:justify-single-word="false"/>
      <style:text-properties officeooo:rsid="0024bc1a" officeooo:paragraph-rsid="0024bc1a"/>
    </style:style>
    <style:style style:name="P114" style:family="paragraph" style:parent-style-name="Standard" style:list-style-name="L13">
      <style:paragraph-properties fo:text-align="justify" style:justify-single-word="false"/>
      <style:text-properties officeooo:rsid="0026307d" officeooo:paragraph-rsid="0026307d"/>
    </style:style>
    <style:style style:name="P115" style:family="paragraph" style:parent-style-name="Standard" style:list-style-name="L14">
      <style:paragraph-properties fo:text-align="justify" style:justify-single-word="false"/>
      <style:text-properties fo:font-size="12pt" fo:font-weight="normal" officeooo:rsid="0026307d" officeooo:paragraph-rsid="0026307d" style:font-weight-asian="normal" style:font-weight-complex="normal"/>
    </style:style>
    <style:style style:name="P116" style:family="paragraph" style:parent-style-name="Standard" style:list-style-name="L15">
      <style:paragraph-properties fo:text-align="justify" style:justify-single-word="false"/>
      <style:text-properties fo:font-size="12pt" fo:font-weight="normal" officeooo:rsid="0026307d" officeooo:paragraph-rsid="0026307d" style:font-weight-asian="normal" style:font-weight-complex="normal"/>
    </style:style>
    <style:style style:name="P117" style:family="paragraph" style:parent-style-name="Standard" style:list-style-name="L22">
      <style:paragraph-properties fo:text-align="justify" style:justify-single-word="false"/>
      <style:text-properties fo:font-size="12pt" fo:font-style="normal" fo:font-weight="normal" officeooo:rsid="002966b3" officeooo:paragraph-rsid="002966b3" style:font-style-asian="normal" style:font-weight-asian="normal" style:font-style-complex="normal" style:font-weight-complex="normal"/>
    </style:style>
    <style:style style:name="P118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officeooo:rsid="002966b3" officeooo:paragraph-rsid="002966b3" style:font-style-asian="normal" style:font-weight-asian="normal" style:font-style-complex="normal" style:font-weight-complex="normal"/>
    </style:style>
    <style:style style:name="P119" style:family="paragraph" style:parent-style-name="Standard" style:list-style-name="L24">
      <style:paragraph-properties fo:text-align="justify" style:justify-single-word="false"/>
      <style:text-properties fo:font-size="12pt" fo:font-style="normal" fo:font-weight="normal" officeooo:rsid="002966b3" officeooo:paragraph-rsid="002966b3" style:font-style-asian="normal" style:font-weight-asian="normal" style:font-style-complex="normal" style:font-weight-complex="normal"/>
    </style:style>
    <style:style style:name="P120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officeooo:rsid="002978fc" officeooo:paragraph-rsid="002978fc" style:font-style-asian="normal" style:font-weight-asian="normal" style:font-style-complex="normal" style:font-weight-complex="normal"/>
    </style:style>
    <style:style style:name="P121" style:family="paragraph" style:parent-style-name="Standard" style:list-style-name="L26">
      <style:paragraph-properties fo:text-align="justify" style:justify-single-word="false"/>
      <style:text-properties fo:font-size="12pt" fo:font-style="normal" fo:font-weight="normal" officeooo:rsid="002ce93c" officeooo:paragraph-rsid="002ce93c" style:font-style-asian="normal" style:font-weight-asian="normal" style:font-style-complex="normal" style:font-weight-complex="normal"/>
    </style:style>
    <style:style style:name="P122" style:family="paragraph" style:parent-style-name="Standard" style:list-style-name="L27">
      <style:paragraph-properties fo:text-align="justify" style:justify-single-word="false"/>
      <style:text-properties fo:font-size="12pt" fo:font-style="normal" fo:font-weight="normal" officeooo:rsid="002ce93c" officeooo:paragraph-rsid="002ce93c" style:font-style-asian="normal" style:font-weight-asian="normal" style:font-style-complex="normal" style:font-weight-complex="normal"/>
    </style:style>
    <style:style style:name="P123" style:family="paragraph" style:parent-style-name="Standard" style:list-style-name="L28">
      <style:paragraph-properties fo:text-align="justify" style:justify-single-word="false"/>
      <style:text-properties fo:font-size="12pt" fo:font-style="normal" fo:font-weight="normal" officeooo:rsid="002db292" officeooo:paragraph-rsid="002db292" style:font-style-asian="normal" style:font-weight-asian="normal" style:font-style-complex="normal" style:font-weight-complex="normal"/>
    </style:style>
    <style:style style:name="P124" style:family="paragraph" style:parent-style-name="Standard" style:list-style-name="L29">
      <style:paragraph-properties fo:text-align="justify" style:justify-single-word="false"/>
      <style:text-properties fo:font-size="12pt" fo:font-style="normal" fo:font-weight="normal" officeooo:rsid="002e666a" officeooo:paragraph-rsid="002e666a" style:font-style-asian="normal" style:font-weight-asian="normal" style:font-style-complex="normal" style:font-weight-complex="normal"/>
    </style:style>
    <style:style style:name="P125" style:family="paragraph" style:parent-style-name="Standard" style:list-style-name="L30">
      <style:paragraph-properties fo:text-align="justify" style:justify-single-word="false"/>
      <style:text-properties fo:font-size="12pt" fo:font-style="normal" fo:font-weight="normal" officeooo:rsid="003059b0" officeooo:paragraph-rsid="003059b0" style:font-style-asian="normal" style:font-weight-asian="normal" style:font-style-complex="normal" style:font-weight-complex="normal"/>
    </style:style>
    <style:style style:name="P126" style:family="paragraph" style:parent-style-name="Standard" style:list-style-name="L31">
      <style:paragraph-properties fo:text-align="justify" style:justify-single-word="false"/>
      <style:text-properties fo:font-size="12pt" fo:font-style="normal" fo:font-weight="normal" officeooo:rsid="003059b0" officeooo:paragraph-rsid="003059b0" style:font-style-asian="normal" style:font-weight-asian="normal" style:font-style-complex="normal" style:font-weight-complex="normal"/>
    </style:style>
    <style:style style:name="P127" style:family="paragraph" style:parent-style-name="Standard" style:list-style-name="L32">
      <style:paragraph-properties fo:text-align="justify" style:justify-single-word="false"/>
      <style:text-properties fo:font-size="12pt" fo:font-style="normal" fo:font-weight="normal" officeooo:rsid="003059b0" officeooo:paragraph-rsid="003059b0" style:font-style-asian="normal" style:font-weight-asian="normal" style:font-style-complex="normal" style:font-weight-complex="normal"/>
    </style:style>
    <style:style style:name="P128" style:family="paragraph" style:parent-style-name="Standard" style:list-style-name="L33">
      <style:paragraph-properties fo:text-align="justify" style:justify-single-word="false"/>
      <style:text-properties fo:font-size="12pt" fo:font-style="normal" fo:font-weight="normal" officeooo:rsid="003059b0" officeooo:paragraph-rsid="003059b0" style:font-style-asian="normal" style:font-weight-asian="normal" style:font-style-complex="normal" style:font-weight-complex="normal"/>
    </style:style>
    <style:style style:name="P129" style:family="paragraph" style:parent-style-name="Standard" style:list-style-name="L30">
      <style:paragraph-properties fo:text-align="justify" style:justify-single-word="false"/>
      <style:text-properties fo:font-size="12pt" fo:font-style="normal" fo:font-weight="normal" officeooo:rsid="0035773a" officeooo:paragraph-rsid="0035773a" style:font-style-asian="normal" style:font-weight-asian="normal" style:font-style-complex="normal" style:font-weight-complex="normal"/>
    </style:style>
    <style:style style:name="P130" style:family="paragraph" style:parent-style-name="Standard" style:list-style-name="L34">
      <style:paragraph-properties fo:text-align="justify" style:justify-single-word="false"/>
      <style:text-properties fo:font-size="12pt" fo:font-style="normal" fo:font-weight="normal" officeooo:rsid="0035773a" officeooo:paragraph-rsid="0035773a" style:font-style-asian="normal" style:font-weight-asian="normal" style:font-style-complex="normal" style:font-weight-complex="normal"/>
    </style:style>
    <style:style style:name="P131" style:family="paragraph" style:parent-style-name="Standard" style:list-style-name="L34">
      <style:paragraph-properties fo:text-align="justify" style:justify-single-word="false"/>
      <style:text-properties fo:font-size="12pt" fo:font-style="normal" fo:font-weight="normal" officeooo:rsid="0033175c" officeooo:paragraph-rsid="0033175c" style:font-style-asian="normal" style:font-weight-asian="normal" style:font-style-complex="normal" style:font-weight-complex="normal"/>
    </style:style>
    <style:style style:name="P132" style:family="paragraph" style:parent-style-name="Standard" style:list-style-name="L35">
      <style:paragraph-properties fo:text-align="justify" style:justify-single-word="false"/>
      <style:text-properties fo:font-size="12pt" fo:font-style="normal" fo:font-weight="normal" officeooo:rsid="0033175c" officeooo:paragraph-rsid="0033175c" style:font-style-asian="normal" style:font-weight-asian="normal" style:font-style-complex="normal" style:font-weight-complex="normal"/>
    </style:style>
    <style:style style:name="P133" style:family="paragraph" style:parent-style-name="Standard" style:list-style-name="L37">
      <style:paragraph-properties fo:text-align="justify" style:justify-single-word="false"/>
      <style:text-properties fo:font-size="12pt" fo:font-style="normal" fo:font-weight="normal" officeooo:rsid="003759fe" officeooo:paragraph-rsid="003759fe" style:font-style-asian="normal" style:font-weight-asian="normal" style:font-style-complex="normal" style:font-weight-complex="normal"/>
    </style:style>
    <style:style style:name="P134" style:family="paragraph" style:parent-style-name="Standard" style:list-style-name="L38">
      <style:paragraph-properties fo:text-align="justify" style:justify-single-word="false"/>
      <style:text-properties fo:font-size="12pt" fo:font-style="normal" fo:font-weight="normal" officeooo:rsid="003c74a1" officeooo:paragraph-rsid="003c74a1" style:font-style-asian="normal" style:font-weight-asian="normal" style:font-style-complex="normal" style:font-weight-complex="normal"/>
    </style:style>
    <style:style style:name="P135" style:family="paragraph" style:parent-style-name="Standard" style:list-style-name="L39">
      <style:paragraph-properties fo:text-align="justify" style:justify-single-word="false"/>
      <style:text-properties fo:font-size="12pt" fo:font-style="normal" fo:font-weight="normal" officeooo:rsid="003c74a1" officeooo:paragraph-rsid="003c74a1" style:font-style-asian="normal" style:font-weight-asian="normal" style:font-style-complex="normal" style:font-weight-complex="normal"/>
    </style:style>
    <style:style style:name="P136" style:family="paragraph" style:parent-style-name="Standard" style:list-style-name="L40">
      <style:paragraph-properties fo:text-align="justify" style:justify-single-word="false"/>
      <style:text-properties fo:font-size="12pt" fo:font-style="normal" fo:font-weight="normal" officeooo:rsid="003e702e" officeooo:paragraph-rsid="003e702e" style:font-style-asian="normal" style:font-weight-asian="normal" style:font-style-complex="normal" style:font-weight-complex="normal"/>
    </style:style>
    <style:style style:name="P137" style:family="paragraph" style:parent-style-name="Standard" style:list-style-name="L41">
      <style:paragraph-properties fo:text-align="justify" style:justify-single-word="false"/>
      <style:text-properties fo:font-size="12pt" fo:font-style="normal" fo:font-weight="normal" officeooo:rsid="003f9a06" officeooo:paragraph-rsid="003f9a06" style:font-style-asian="normal" style:font-weight-asian="normal" style:font-style-complex="normal" style:font-weight-complex="normal"/>
    </style:style>
    <style:style style:name="P138" style:family="paragraph" style:parent-style-name="Standard" style:list-style-name="L42">
      <style:paragraph-properties fo:text-align="justify" style:justify-single-word="false"/>
      <style:text-properties fo:font-size="12pt" fo:font-style="normal" fo:font-weight="normal" officeooo:rsid="003f9a06" officeooo:paragraph-rsid="003f9a06" style:font-style-asian="normal" style:font-weight-asian="normal" style:font-style-complex="normal" style:font-weight-complex="normal"/>
    </style:style>
    <style:style style:name="P139" style:family="paragraph" style:parent-style-name="Standard" style:list-style-name="L40">
      <style:paragraph-properties fo:text-align="justify" style:justify-single-word="false"/>
      <style:text-properties fo:font-size="12pt" fo:font-style="normal" fo:font-weight="bold" officeooo:rsid="003c74a1" officeooo:paragraph-rsid="003c74a1" style:font-style-asian="normal" style:font-weight-asian="bold" style:font-style-complex="normal" style:font-weight-complex="bold"/>
    </style:style>
    <style:style style:name="P140" style:family="paragraph" style:parent-style-name="Standard" style:list-style-name="L18">
      <style:paragraph-properties fo:text-align="justify" style:justify-single-word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141" style:family="paragraph" style:parent-style-name="Standard" style:list-style-name="L19">
      <style:paragraph-properties fo:text-align="justify" style:justify-single-word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142" style:family="paragraph" style:parent-style-name="Standard" style:list-style-name="L20">
      <style:paragraph-properties fo:text-align="justify" style:justify-single-word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143" style:family="paragraph" style:parent-style-name="Standard" style:list-style-name="L21">
      <style:paragraph-properties fo:text-align="justify" style:justify-single-word="false"/>
      <style:text-properties fo:font-style="normal" fo:font-weight="normal" officeooo:rsid="00280f1c" officeooo:paragraph-rsid="00280f1c" style:font-style-asian="normal" style:font-weight-asian="normal" style:font-style-complex="normal" style:font-weight-complex="normal"/>
    </style:style>
    <style:style style:name="P144" style:family="paragraph" style:parent-style-name="Standard" style:list-style-name="L21">
      <style:paragraph-properties fo:text-align="justify" style:justify-single-word="false"/>
      <style:text-properties fo:font-style="normal" fo:font-weight="normal" officeooo:rsid="00289202" officeooo:paragraph-rsid="00289202" style:font-style-asian="normal" style:font-weight-asian="normal" style:font-style-complex="normal" style:font-weight-complex="normal"/>
    </style:style>
    <style:style style:name="P145" style:family="paragraph" style:parent-style-name="Standard" style:list-style-name="L39">
      <style:paragraph-properties fo:text-align="justify" style:justify-single-word="false"/>
      <style:text-properties officeooo:rsid="003e702e" officeooo:paragraph-rsid="003e702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15d" style:font-weight-asian="normal" style:font-weight-complex="normal"/>
    </style:style>
    <style:style style:name="T3" style:family="text">
      <style:text-properties fo:font-weight="normal" officeooo:rsid="0024440c" style:font-weight-asian="normal" style:font-weight-complex="normal"/>
    </style:style>
    <style:style style:name="T4" style:family="text">
      <style:text-properties fo:font-weight="normal" officeooo:rsid="0024bc1a" style:font-weight-asian="normal" style:font-weight-complex="normal"/>
    </style:style>
    <style:style style:name="T5" style:family="text">
      <style:text-properties fo:font-weight="normal" officeooo:rsid="0026307d" style:font-weight-asian="normal" style:font-weight-complex="normal"/>
    </style:style>
    <style:style style:name="T6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7" style:family="text">
      <style:text-properties officeooo:rsid="0020438f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76042"/>
    </style:style>
    <style:style style:name="T10" style:family="text">
      <style:text-properties officeooo:rsid="00280f1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2f19c2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2e666a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35773a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3759fe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33175c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normal" officeooo:rsid="003c74a1" style:font-style-asian="normal" style:font-weight-asian="normal" style:font-style-complex="normal" style:font-weight-complex="normal"/>
    </style:style>
    <style:style style:name="T19" style:family="text">
      <style:text-properties fo:font-size="12pt" fo:font-style="normal" style:font-style-asian="normal" style:font-style-complex="normal"/>
    </style:style>
    <style:style style:name="T20" style:family="text">
      <style:text-properties fo:font-size="12pt" fo:font-style="normal" officeooo:rsid="0035773a" style:font-style-asian="normal" style:font-style-complex="normal"/>
    </style:style>
    <style:style style:name="T21" style:family="text">
      <style:text-properties fo:font-size="12pt" fo:font-style="normal" fo:font-weight="bold" officeooo:rsid="003059b0" style:font-style-asian="normal" style:font-weight-asian="bold" style:font-style-complex="normal" style:font-weight-complex="bold"/>
    </style:style>
    <style:style style:name="T22" style:family="text">
      <style:text-properties fo:font-size="12pt" fo:font-style="normal" fo:font-weight="bold" officeooo:rsid="0035773a" style:font-style-asian="normal" style:font-weight-asian="bold" style:font-style-complex="normal" style:font-weight-complex="bold"/>
    </style:style>
    <style:style style:name="T23" style:family="text">
      <style:text-properties fo:font-size="12pt" fo:font-style="italic" fo:font-weight="normal" officeooo:rsid="0038756a" style:font-style-asian="italic" style:font-weight-asian="normal" style:font-style-complex="italic" style:font-weight-complex="normal"/>
    </style:style>
    <style:style style:name="T24" style:family="text">
      <style:text-properties fo:font-size="12pt" fo:font-style="italic" fo:font-weight="normal" officeooo:rsid="003f9a06" style:font-style-asian="italic" style:font-weight-asian="normal" style:font-style-complex="italic" style:font-weight-complex="normal"/>
    </style:style>
    <style:style style:name="T25" style:family="text">
      <style:text-properties officeooo:rsid="00302e3c"/>
    </style:style>
    <style:style style:name="T26" style:family="text">
      <style:text-properties officeooo:rsid="003059b0"/>
    </style:style>
    <style:style style:name="T27" style:family="text">
      <style:text-properties officeooo:rsid="00454fda"/>
    </style:style>
    <style:style style:name="T28" style:family="text">
      <style:text-properties style:text-underline-style="solid" style:text-underline-type="double" style:text-underline-width="auto" style:text-underline-color="font-color"/>
    </style:style>
    <style:style style:name="T29" style:family="text">
      <style:text-properties officeooo:rsid="004a3fcd"/>
    </style:style>
    <style:style style:name="T30" style:family="text">
      <style:text-properties officeooo:rsid="004b2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tainers</text:p>
      <text:p text:style-name="P13"/>
      <text:p text:style-name="P13">Czym są kontenery?</text:p>
      <text:list xml:id="list606179431" text:style-name="L1">
        <text:list-item>
          <text:p text:style-name="P92">czymś co może przechowywac kilka elementów tego samego typu,</text:p>
        </text:list-item>
        <text:list-item>
          <text:p text:style-name="P92">zarządzają pamięcią,</text:p>
        </text:list-item>
        <text:list-item>
          <text:p text:style-name="P92">można wyróżnić 3 rodzaje kontenerów:</text:p>
          <text:list>
            <text:list-item>
              <text:p text:style-name="P92">sekwencyjne,</text:p>
            </text:list-item>
            <text:list-item>
              <text:p text:style-name="P92">asocjacyjne,</text:p>
            </text:list-item>
            <text:list-item>
              <text:p text:style-name="P92">nieuporządkowane asocjacyjne</text:p>
            </text:list-item>
          </text:list>
        </text:list-item>
      </text:list>
      <text:p text:style-name="P13"/>
      <text:p text:style-name="P13">Kontenery sekwencyjne:</text:p>
      <text:list xml:id="list3075029256" text:style-name="L2">
        <text:list-item>
          <text:p text:style-name="P93">std::vector,</text:p>
        </text:list-item>
        <text:list-item>
          <text:p text:style-name="P93">std::array,</text:p>
        </text:list-item>
        <text:list-item>
          <text:p text:style-name="P93">std::list,</text:p>
        </text:list-item>
        <text:list-item>
          <text:p text:style-name="P93">std::forward_list,</text:p>
        </text:list-item>
        <text:list-item>
          <text:p text:style-name="P93">std::deque</text:p>
        </text:list-item>
      </text:list>
      <text:p text:style-name="P13"/>
      <text:p text:style-name="P1">std::vector:</text:p>
      <text:list xml:id="list1281578209" text:style-name="L3">
        <text:list-item>
          <text:p text:style-name="P94">tablica z dynamiczną tablicą,</text:p>
        </text:list-item>
        <text:list-item>
          <text:p text:style-name="P94">alokuje więcej pamięci jesli jest pełny,</text:p>
        </text:list-item>
        <text:list-item>
          <text:p text:style-name="P94">podczas realokacji, rezerwuje więcej pamięci niż potrzebuje</text:p>
        </text:list-item>
        <text:list-item>
          <text:p text:style-name="P94">cache-firendly (bo alokuje cały blok)</text:p>
        </text:list-item>
        <text:list-item>
          <text:p text:style-name="P94">elementy:</text:p>
          <text:list>
            <text:list-item>
              <text:p text:style-name="P94">begin,</text:p>
            </text:list-item>
            <text:list-item>
              <text:p text:style-name="P94">end,</text:p>
            </text:list-item>
            <text:list-item>
              <text:p text:style-name="P94">size,</text:p>
            </text:list-item>
            <text:list-item>
              <text:p text:style-name="P94">capacity,</text:p>
            </text:list-item>
            <text:list-item>
              <text:p text:style-name="P94">end of storage</text:p>
            </text:list-item>
          </text:list>
        </text:list-item>
        <text:list-item>
          <text:p text:style-name="P94">iterator jest random-access</text:p>
        </text:list-item>
      </text:list>
      <text:p text:style-name="P13"/>
      <text:p text:style-name="P14">std::vector::data() żeby dostać iterator w stylu C</text:p>
      <text:p text:style-name="P13"/>
      <text:p text:style-name="P15">std::vector&lt;bool&gt; jest zoptymalizowany żeby bool-e ładować po 8 do jednego bajta</text:p>
      <text:p text:style-name="P15">stąd:</text:p>
      <text:list xml:id="list3751380360" text:style-name="L4">
        <text:list-item>
          <text:p text:style-name="P108"><text:span text:style-name="T1">"</text:span><text:span text:style-name="T6">auto&amp; f = std::vector&lt;bool&gt;::front();</text:span><text:span text:style-name="T1">"</text:span></text:p>
        </text:list-item>
        <text:list-item>
          <text:p text:style-name="P95">"auto f = std::vector&lt;bool&gt;::front();"</text:p>
        </text:list-item>
      </text:list>
      <text:p text:style-name="P13"/>
      <text:p text:style-name="P2">std::array:</text:p>
      <text:list xml:id="list3020664181" text:style-name="L5">
        <text:list-item>
          <text:p text:style-name="P96">Nie ma różnicy z tablicą z C,</text:p>
        </text:list-item>
        <text:list-item>
          <text:p text:style-name="P96">cache-friendly,</text:p>
        </text:list-item>
        <text:list-item>
          <text:p text:style-name="P96">zero-overhead w porównaniu z C array,</text:p>
        </text:list-item>
        <text:list-item>
          <text:p text:style-name="P96">strong typing,</text:p>
        </text:list-item>
        <text:list-item>
          <text:p text:style-name="P96">dostarcza STL interfejs</text:p>
        </text:list-item>
      </text:list>
      <text:p text:style-name="P15"/>
      <text:p text:style-name="P15">Extra metody:</text:p>
      <text:list xml:id="list1441011578" text:style-name="L6">
        <text:list-item>
          <text:p text:style-name="P97">fill,</text:p>
        </text:list-item>
        <text:list-item>
          <text:p text:style-name="P97">swap</text:p>
        </text:list-item>
      </text:list>
      <text:p text:style-name="P15"/>
      <text:p text:style-name="P3">std::list:</text:p>
      <text:list xml:id="list3190741996" text:style-name="L7">
        <text:list-item>
          <text:p text:style-name="P98">lista dwukierunkowa, </text:p>
        </text:list-item>
        <text:list-item>
          <text:p text:style-name="P98">nie ma random-access,</text:p>
        </text:list-item>
        <text:list-item>
          <text:p text:style-name="P98">not cache-friendly,</text:p>
        </text:list-item>
        <text:list-item>
          <text:p text:style-name="P98"><text:soft-page-break/>fragmentacja pamięci,</text:p>
        </text:list-item>
        <text:list-item>
          <text:p text:style-name="P98">szybki insert/remove</text:p>
        </text:list-item>
      </text:list>
      <text:p text:style-name="P16"/>
      <text:p text:style-name="P16">std::list::iterator() jest bidirectional iteratorem</text:p>
      <text:p text:style-name="P13"/>
      <text:p text:style-name="P16">Metody:</text:p>
      <text:list xml:id="list2277957312" text:style-name="L8">
        <text:list-item>
          <text:p text:style-name="P99">push_back/push_front,</text:p>
        </text:list-item>
        <text:list-item>
          <text:p text:style-name="P99">emplace_back,</text:p>
        </text:list-item>
        <text:list-item>
          <text:p text:style-name="P99">insert/empalce,</text:p>
        </text:list-item>
        <text:list-item>
          <text:p text:style-name="P99">erase,</text:p>
        </text:list-item>
        <text:list-item>
          <text:p text:style-name="P99">clear,</text:p>
        </text:list-item>
        <text:list-item>
          <text:p text:style-name="P99">resize,</text:p>
        </text:list-item>
        <text:list-item>
          <text:p text:style-name="P99">swap</text:p>
        </text:list-item>
      </text:list>
      <text:p text:style-name="P16"/>
      <text:p text:style-name="P17">Zoptymalizowane metody:</text:p>
      <text:list xml:id="list4203034130" text:style-name="L9">
        <text:list-item>
          <text:p text:style-name="P100">sort, (sortuje)</text:p>
        </text:list-item>
        <text:list-item>
          <text:p text:style-name="P100">merge, (łączy dwie listy)</text:p>
        </text:list-item>
        <text:list-item>
          <text:p text:style-name="P100">splice, (przenosi elementy z innej listy)</text:p>
        </text:list-item>
        <text:list-item>
          <text:p text:style-name="P100">reverse, (odraca kolejność elementów)</text:p>
        </text:list-item>
        <text:list-item>
          <text:p text:style-name="P100">unique, (usuwa duplikaty)</text:p>
        </text:list-item>
        <text:list-item>
          <text:p text:style-name="P100">remove/remove_if (usuwa elementy /na podstawie predykatu)</text:p>
        </text:list-item>
      </text:list>
      <text:p text:style-name="P17"/>
      <text:p text:style-name="P4">std::<text:span text:style-name="T7">forward_</text:span>list:</text:p>
      <text:list xml:id="list1594534273" text:style-name="L10">
        <text:list-item>
          <text:p text:style-name="P101">lista jednokierunkowa,</text:p>
        </text:list-item>
      </text:list>
      <text:p text:style-name="P17"/>
      <text:p text:style-name="P17"/>
      <text:p text:style-name="P5">std::deque:</text:p>
      <text:list xml:id="list3391742981" text:style-name="L11">
        <text:list-item>
          <text:p text:style-name="P102">Najczęściej implementowana jako wiele bloków pamięci,</text:p>
        </text:list-item>
        <text:list-item>
          <text:p text:style-name="P102">random access,</text:p>
        </text:list-item>
        <text:list-item>
          <text:p text:style-name="P102">fast insert/remove</text:p>
        </text:list-item>
      </text:list>
      <text:p text:style-name="P18"/>
      <text:p text:style-name="P9"><text:span text:style-name="T1">Kontenery asocjacyjne</text:span><text:span text:style-name="T2"> (drzewa - czerwono czarne)</text:span><text:span text:style-name="T1">:</text:span></text:p>
      <text:list xml:id="list650547628" text:style-name="L12">
        <text:list-item>
          <text:p text:style-name="P103">std::map,</text:p>
        </text:list-item>
        <text:list-item>
          <text:p text:style-name="P103">std::multimap,</text:p>
        </text:list-item>
        <text:list-item>
          <text:p text:style-name="P103">std::set,</text:p>
        </text:list-item>
        <text:list-item>
          <text:p text:style-name="P103">std::multiset</text:p>
        </text:list-item>
      </text:list>
      <text:p text:style-name="P19"/>
      <text:p text:style-name="P6">std::map, std::multimap:</text:p>
      <text:list xml:id="list1031933138" text:style-name="L13">
        <text:list-item>
          <text:p text:style-name="P105">mają klucz-wartość,</text:p>
        </text:list-item>
        <text:list-item>
          <text:p text:style-name="P105">multimapa pozwala na wiele wartości pod tym samym kluczem,</text:p>
        </text:list-item>
        <text:list-item>
          <text:p text:style-name="P106">najczęściej drzewo czerwono czarne,</text:p>
        </text:list-item>
        <text:list-item>
          <text:p text:style-name="P106">ma metody:</text:p>
          <text:list>
            <text:list-item>
              <text:p text:style-name="P106">find (własna implementacja),</text:p>
            </text:list-item>
            <text:list-item>
              <text:p text:style-name="P111"><text:span text:style-name="T3">a</text:span><text:span text:style-name="T4">t</text:span><text:span text:style-name="T3"> (jeśłi element jeszcze nie ma to będzie wyjątek</text:span><text:span text:style-name="T4">)</text:span></text:p>
            </text:list-item>
            <text:list-item>
              <text:p text:style-name="P113"><text:span text:style-name="T1">insert (metoda nie nadpisująca wartości w porównaniu do [key] = value)</text:span><text:span text:style-name="T5">, jedyna metoda na wkładanie wartości do std::multimap</text:span></text:p>
            </text:list-item>
            <text:list-item>
              <text:p text:style-name="P114"><text:span text:style-name="T5">e</text:span><text:span text:style-name="T1">uqal_range(key) zwraca zakres elementów, który jest równy kluczowi</text:span></text:p>
            </text:list-item>
          </text:list>
        </text:list-item>
      </text:list>
      <text:p text:style-name="P21"/>
      <text:p text:style-name="P21">Elementy dodaje się:</text:p>
      <text:p text:style-name="P48">std::map&lt;std::string, int&gt; myMap;</text:p>
      <text:p text:style-name="P48">myMap["Tommy"] = 21;</text:p>
      <text:p text:style-name="P48">std::cout &lt;&lt; "Tommy's number:" &lt;&lt; myMap["Tommy'];</text:p>
      <text:p text:style-name="P22"><text:soft-page-break/>Kolejny ptzykład:</text:p>
      <text:p text:style-name="P49">std::multimap&lt;std:;string, int&gt; grades;</text:p>
      <text:p text:style-name="P49">const std::string studentName = "Tommy";</text:p>
      <text:p text:style-name="P49">grades.insert(std::make_pair(studentName, 5));</text:p>
      <text:p text:style-name="P49">grades.insert(std::make_pair(studentName, 3));</text:p>
      <text:p text:style-name="P49">grades.insert(std::make_pair(studentName, 4));</text:p>
      <text:p text:style-name="P49"/>
      <text:p text:style-name="P49">auto tommyGrades = grades.equal_range(studentName);</text:p>
      <text:p text:style-name="P49">std::cout &lt;&lt; "Tommy's grades: ";</text:p>
      <text:p text:style-name="P57">dispalyRange(tommysGrades.first, tommysGrades.second);</text:p>
      <text:p text:style-name="P27"/>
      <text:p text:style-name="P27">std::set:</text:p>
      <text:list xml:id="list2103930538" text:style-name="L14">
        <text:list-item>
          <text:p text:style-name="P115">tylko unikalne wartości (bez klucza),</text:p>
        </text:list-item>
        <text:list-item>
          <text:p text:style-name="P115">drzewo czerwono czarne,</text:p>
        </text:list-item>
        <text:list-item>
          <text:p text:style-name="P115">logarytmiczne wyszukiwanie (bo drzewo),</text:p>
        </text:list-item>
        <text:list-item>
          <text:p text:style-name="P115">Metody:</text:p>
          <text:list>
            <text:list-item>
              <text:p text:style-name="P115">[] do uzyskiwania elementów,</text:p>
            </text:list-item>
            <text:list-item>
              <text:p text:style-name="P115">insert()/emplace do wstawiania elementów, </text:p>
            </text:list-item>
            <text:list-item>
              <text:p text:style-name="P115">lower_bound/upper_bound,</text:p>
            </text:list-item>
            <text:list-item>
              <text:p text:style-name="P115">equal_range(),</text:p>
            </text:list-item>
            <text:list-item>
              <text:p text:style-name="P115">find()</text:p>
            </text:list-item>
          </text:list>
        </text:list-item>
      </text:list>
      <text:p text:style-name="P27"/>
      <text:p text:style-name="P26">Rozmiary:</text:p>
      <text:list xml:id="list1438134481" text:style-name="L15">
        <text:list-item>
          <text:p text:style-name="P116">size,</text:p>
        </text:list-item>
        <text:list-item>
          <text:p text:style-name="P116">empty,</text:p>
        </text:list-item>
        <text:list-item>
          <text:p text:style-name="P116">max_size,</text:p>
        </text:list-item>
        <text:list-item>
          <text:p text:style-name="P116">count</text:p>
        </text:list-item>
      </text:list>
      <text:p text:style-name="P26"/>
      <text:p text:style-name="P26">Metoda eplace_hint() przyjmuje wskaźnik przed którym element zostanie wstawiony</text:p>
      <text:p text:style-name="P20"/>
      <text:p text:style-name="P7">std::multiset:</text:p>
      <text:list xml:id="list1262686543" text:style-name="L16">
        <text:list-item>
          <text:p text:style-name="P107">Kilka wartości może mięc to samo ID</text:p>
        </text:list-item>
      </text:list>
      <text:p text:style-name="P13"/>
      <text:p text:style-name="P13"/>
      <text:p text:style-name="P9"><text:span text:style-name="T1">Kontenery nieuporządkowane asocjacyjne</text:span><text:span text:style-name="T2"> (hashmapy)</text:span><text:span text:style-name="T1">:</text:span></text:p>
      <text:list xml:id="list3021404748" text:style-name="L17">
        <text:list-item>
          <text:p text:style-name="P104">std::unordered_set,</text:p>
        </text:list-item>
        <text:list-item>
          <text:p text:style-name="P104">std::unordered_map,</text:p>
        </text:list-item>
        <text:list-item>
          <text:p text:style-name="P104">std::unordered_multimap,</text:p>
        </text:list-item>
        <text:list-item>
          <text:p text:style-name="P104">std::unordered_multiset</text:p>
        </text:list-item>
      </text:list>
      <text:p text:style-name="P23"/>
      <text:p text:style-name="P24">Złożoność O(1) bo wykorzystują algorytmu hashujące.</text:p>
      <text:p text:style-name="P24">Wykorzystuje nieco więcej pamięci.</text:p>
      <text:p text:style-name="P24">Wykorzystuje forward iterator.</text:p>
      <text:p text:style-name="P24"/>
      <text:p text:style-name="P24">keys -&gt; buckets (hash table) -&gt; entries (lista wiązana - w przypadku kolizji)</text:p>
      <text:p text:style-name="P24"/>
      <text:p text:style-name="P24">Trzeba napisać własną funkcję hashującą jeśli chce się przekazać coś niestandardowego.</text:p>
      <text:p text:style-name="P24">Potrzebny jest operator porównania.</text:p>
      <text:p text:style-name="P24"/>
      <text:p text:style-name="P24"/>
      <text:p text:style-name="P90">Przykład funkcji hashującej:</text:p>
      <text:p text:style-name="P50">struct GoodHas {</text:p>
      <text:p text:style-name="P50"><text:tab/>std::size_t operator() (A const&amp; a) const noexcept {</text:p>
      <text:p text:style-name="P50"><text:tab/><text:tab/>return std::hash&lt;long long&gt;()</text:p>
      <text:p text:style-name="P50"><text:tab/><text:tab/>((long long) a.number) ^ (((long long) a_number) &lt;&lt; <text:span text:style-name="T9">32));</text:span></text:p>
      <text:p text:style-name="P51"><text:tab/>}</text:p>
      <text:p text:style-name="P51">};</text:p>
      <text:p text:style-name="P51">std::unordered_map&lt;A, int, GoodHash&gt; map;</text:p>
      <text:p text:style-name="P51"/>
      <text:p text:style-name="P66">Można to przeciążyć w STL-u żeby nie podawać hashu:</text:p>
      <text:p text:style-name="P51">namespace std {</text:p>
      <text:p text:style-name="P51"><text:tab/>template&lt;&gt;</text:p>
      <text:p text:style-name="P51"><text:tab/>struct hash&lt;T&gt; {</text:p>
      <text:p text:style-name="P51"><text:tab/><text:tab/>size_t operator() (const A&amp; x) const noexcept {</text:p>
      <text:p text:style-name="P51"><text:tab/><text:tab/><text:tab/>return hash&lt;long long&gt;()(((long long) x.number) ^ </text:p>
      <text:p text:style-name="P51"><text:tab/><text:tab/><text:tab/><text:tab/>(((long long) x.number)<text:span text:style-name="T10"> &lt;&lt; 32 ));</text:span></text:p>
      <text:p text:style-name="P52"><text:tab/><text:tab/>}</text:p>
      <text:p text:style-name="P52"><text:tab/>}</text:p>
      <text:p text:style-name="P52">}</text:p>
      <text:p text:style-name="P66"/>
      <text:p text:style-name="P67">Adaptory na konterery:</text:p>
      <text:list xml:id="list1908819101" text:style-name="L18">
        <text:list-item>
          <text:p text:style-name="P140">std::stack (LIFO),</text:p>
        </text:list-item>
        <text:list-item>
          <text:p text:style-name="P140">std::queue (FIFO),</text:p>
        </text:list-item>
        <text:list-item>
          <text:p text:style-name="P140">std::priority_queue</text:p>
        </text:list-item>
      </text:list>
      <text:p text:style-name="P44"/>
      <text:p text:style-name="P46">std::stack:</text:p>
      <text:list xml:id="list2296399007" text:style-name="L19">
        <text:list-item>
          <text:p text:style-name="P141">Last in - First out,</text:p>
        </text:list-item>
        <text:list-item>
          <text:p text:style-name="P141">metody:</text:p>
          <text:list>
            <text:list-item>
              <text:p text:style-name="P141">push_back,</text:p>
            </text:list-item>
            <text:list-item>
              <text:p text:style-name="P141">pop_back,</text:p>
            </text:list-item>
            <text:list-item>
              <text:p text:style-name="P141">back</text:p>
            </text:list-item>
            <text:list-item>
              <text:p text:style-name="P141">top/pop,</text:p>
            </text:list-item>
            <text:list-item>
              <text:p text:style-name="P141">push/emplace,</text:p>
            </text:list-item>
            <text:list-item>
              <text:p text:style-name="P141">swap/empty/size</text:p>
            </text:list-item>
          </text:list>
        </text:list-item>
      </text:list>
      <text:p text:style-name="P44"/>
      <text:p text:style-name="P46">std::queue:</text:p>
      <text:list xml:id="list3145649489" text:style-name="L20">
        <text:list-item>
          <text:p text:style-name="P142">First in - First out,</text:p>
        </text:list-item>
        <text:list-item>
          <text:p text:style-name="P142">Metody:</text:p>
          <text:list>
            <text:list-item>
              <text:p text:style-name="P142">push_back,</text:p>
            </text:list-item>
            <text:list-item>
              <text:p text:style-name="P142">pop_front,</text:p>
            </text:list-item>
            <text:list-item>
              <text:p text:style-name="P142">back,</text:p>
            </text:list-item>
            <text:list-item>
              <text:p text:style-name="P142">front,</text:p>
            </text:list-item>
            <text:list-item>
              <text:p text:style-name="P142">front/back,</text:p>
            </text:list-item>
            <text:list-item>
              <text:p text:style-name="P142">push/emplace/pop,</text:p>
            </text:list-item>
            <text:list-item>
              <text:p text:style-name="P142">swap/empty/size</text:p>
            </text:list-item>
          </text:list>
        </text:list-item>
      </text:list>
      <text:p text:style-name="P44"/>
      <text:p text:style-name="P46"/>
      <text:p text:style-name="P91">std::priority_queue:</text:p>
      <text:list xml:id="list1342776316" text:style-name="L21">
        <text:list-item>
          <text:p text:style-name="P143">Kolejka jest posortowana za pomocą komparatora,</text:p>
        </text:list-item>
        <text:list-item>
          <text:p text:style-name="P143">to co ma najwyższy priorytet zostanie pierwsze osbłużone,</text:p>
        </text:list-item>
        <text:list-item>
          <text:p text:style-name="P144">pod spodem jest heap (kopiec) nie mylić z typem pamięci - struktura oparta na drzewie</text:p>
        </text:list-item>
        <text:list-item>
          <text:p text:style-name="P143">Metody:</text:p>
          <text:list>
            <text:list-item>
              <text:p text:style-name="P143">push_back,</text:p>
            </text:list-item>
            <text:list-item>
              <text:p text:style-name="P143">pop_back,</text:p>
            </text:list-item>
            <text:list-item>
              <text:p text:style-name="P143">back,</text:p>
            </text:list-item>
            <text:list-item>
              <text:p text:style-name="P143">top,</text:p>
            </text:list-item>
            <text:list-item>
              <text:p text:style-name="P143">push/emplace/pop,</text:p>
            </text:list-item>
            <text:list-item>
              <text:p text:style-name="P143">swap/empty/size</text:p>
            </text:list-item>
          </text:list>
        </text:list-item>
      </text:list>
      <text:p text:style-name="P44"/>
      <text:p text:style-name="P45">Przykład:</text:p>
      <text:p text:style-name="P43"><text:span text:style-name="T11"><text:tab/></text:span><text:span text:style-name="T8">std::priority_queue&lt;int, std::vector&lt;int&gt;, std::greater&lt;int&gt;&gt; min;</text:span></text:p>
      <text:p text:style-name="P47"><text:tab/>// Parametry std::vector&lt;int&gt; oraz std::greater&lt;int&gt; są opcjonalne</text:p>
      <text:p text:style-name="P47"><text:tab/>min.push(1);</text:p>
      <text:p text:style-name="P47"><text:tab/>min.push(3);</text:p>
      <text:p text:style-name="P47"><text:tab/>min.push(2);</text:p>
      <text:p text:style-name="P47"/>
      <text:p text:style-name="P45"/>
      <text:p text:style-name="P11">Functors</text:p>
      <text:p text:style-name="P28"/>
      <text:p text:style-name="P28"/>
      <text:p text:style-name="P28">Co to Functor?</text:p>
      <text:list xml:id="list1199979415" text:style-name="L22">
        <text:list-item>
          <text:p text:style-name="P117">Coś co może być traktowane jak funkcja,</text:p>
        </text:list-item>
        <text:list-item>
          <text:p text:style-name="P117">może być wywołaby z parametrami przy użyciu operatora ()</text:p>
        </text:list-item>
        <text:list-item>
          <text:p text:style-name="P117">może coś zwrócić</text:p>
        </text:list-item>
      </text:list>
      <text:p text:style-name="P28"/>
      <text:p text:style-name="P28">Przykłady:</text:p>
      <text:list xml:id="list2823768762" text:style-name="L23">
        <text:list-item>
          <text:p text:style-name="P118">Zwykła funkcja,</text:p>
        </text:list-item>
        <text:list-item>
          <text:p text:style-name="P118">objekty klasy/struktury z przeciążonym operatorem (),</text:p>
        </text:list-item>
        <text:list-item>
          <text:p text:style-name="P118">wyrażenia lambda</text:p>
        </text:list-item>
      </text:list>
      <text:p text:style-name="P28"/>
      <text:p text:style-name="P28">Dwa rodzaje operacji:</text:p>
      <text:list xml:id="list1270212369" text:style-name="L24">
        <text:list-item>
          <text:p text:style-name="P119">jednoargumentowane (unarne - unary operation),</text:p>
        </text:list-item>
        <text:list-item>
          <text:p text:style-name="P119">dwuargumentowane (binarne - binary operation)</text:p>
        </text:list-item>
      </text:list>
      <text:p text:style-name="P28"/>
      <text:p text:style-name="P29">Predykaty (bool):</text:p>
      <text:list xml:id="list1002358415" text:style-name="L25">
        <text:list-item>
          <text:p text:style-name="P120">jednoargumentowane (unary predicate),</text:p>
        </text:list-item>
        <text:list-item>
          <text:p text:style-name="P120">dwuargumentowe (binary predicate)</text:p>
        </text:list-item>
      </text:list>
      <text:p text:style-name="P29"/>
      <text:p text:style-name="P29">Generatory:</text:p>
      <text:p text:style-name="P53">int next_number(){</text:p>
      <text:p text:style-name="P53"><text:tab/>static int state = 0;</text:p>
      <text:p text:style-name="P53"><text:tab/>state++;</text:p>
      <text:p text:style-name="P53"><text:tab/>return state;</text:p>
      <text:p text:style-name="P53">}</text:p>
      <text:p text:style-name="P71"/>
      <text:p text:style-name="P71"/>
      <text:p text:style-name="P72"/>
      <text:p text:style-name="P89">Przykład klasy predykatu:</text:p>
      <text:p text:style-name="P54">struct is_even {</text:p>
      <text:p text:style-name="P54"><text:tab/>bool operator()(int x) {</text:p>
      <text:p text:style-name="P54"><text:tab/><text:tab/>return x % 2 == 0;</text:p>
      <text:p text:style-name="P54"><text:tab/>}</text:p>
      <text:p text:style-name="P54">};</text:p>
      <text:p text:style-name="P54"/>
      <text:p text:style-name="P69"/>
      <text:p text:style-name="P72">Generator jako klasa:</text:p>
      <text:p text:style-name="P54">struct next_number {</text:p>
      <text:p text:style-name="P54"><text:tab/>int operator()(){</text:p>
      <text:p text:style-name="P54"><text:tab/><text:tab/>state++;</text:p>
      <text:p text:style-name="P54"><text:tab/><text:tab/>return state;</text:p>
      <text:p text:style-name="P54"><text:tab/>}</text:p>
      <text:p text:style-name="P54">private:</text:p>
      <text:p text:style-name="P54"><text:tab/>int state{0};</text:p>
      <text:p text:style-name="P54">};</text:p>
      <text:p text:style-name="P72"/>
      <text:p text:style-name="P73">Zamiast:</text:p>
      <text:p text:style-name="P55">struct SomeCompilerName {</text:p>
      <text:p text:style-name="P55"><text:tab/>void operator()(string message) const {</text:p>
      <text:p text:style-name="P55"><text:tab/><text:tab/>std::cout &lt;&lt; logLevel &lt;&lt; " &gt; " &lt;&lt; message &lt;&lt; std::endl;</text:p>
      <text:p text:style-name="P55"><text:tab/>}</text:p>
      <text:p text:style-name="P55">private:</text:p>
      <text:p text:style-name="P55"><text:tab/>const char* logLevel = "Error";</text:p>
      <text:p text:style-name="P55">};</text:p>
      <text:p text:style-name="P73"/>
      <text:p text:style-name="P73">Można napisać:</text:p>
      <text:p text:style-name="P55">auto error_logger = [logLevel = "Error"](string message){</text:p>
      <text:p text:style-name="P55"><text:tab/>std::cout &lt;&lt; logLevel &lt;&lt; " &gt; " &lt;&lt; message &lt;&lt; std::endl;</text:p>
      <text:p text:style-name="P55">};</text:p>
      <text:p text:style-name="P73"/>
      <text:p text:style-name="P73"/>
      <text:p text:style-name="P74">Przykład generatora na lambdzie:</text:p>
      <text:p text:style-name="P56">auto next_number = [state = 0]() mutable {</text:p>
      <text:p text:style-name="P56"><text:tab/>state++;</text:p>
      <text:p text:style-name="P56"><text:tab/>return state;</text:p>
      <text:p text:style-name="P56">}</text:p>
      <text:p text:style-name="P74"/>
      <text:p text:style-name="P74">Fajny przykład, zamiast:</text:p>
      <text:p text:style-name="P56">std::equal(v.begin(), v.end(), v2.begin(), </text:p>
      <text:p text:style-name="P56"><text:tab/>[] (const auto&amp; p1, const auto&amp; p2) {return p1 == p2;});</text:p>
      <text:p text:style-name="P74">Można napisać:</text:p>
      <text:p text:style-name="P56">std::equal(std::begin(v), std::end(v), std::begin(v2), std::equal_to&lt;Person&gt;());</text:p>
      <text:p text:style-name="P74"/>
      <text:p text:style-name="P74">STL dostarcza operatory:</text:p>
      <text:list xml:id="list2842945590" text:style-name="L26">
        <text:list-item>
          <text:p text:style-name="P121">plus,</text:p>
        </text:list-item>
        <text:list-item>
          <text:p text:style-name="P121">minus,</text:p>
        </text:list-item>
        <text:list-item>
          <text:p text:style-name="P121">multiplies,</text:p>
        </text:list-item>
        <text:list-item>
          <text:p text:style-name="P121">divides,</text:p>
        </text:list-item>
        <text:list-item>
          <text:p text:style-name="P121">modulus,</text:p>
        </text:list-item>
        <text:list-item>
          <text:p text:style-name="P121">negate</text:p>
        </text:list-item>
      </text:list>
      <text:p text:style-name="P31"><text:soft-page-break/>Dostarcza również komparatory:</text:p>
      <text:list xml:id="list1295140186" text:style-name="L27">
        <text:list-item>
          <text:p text:style-name="P122">equal_to,</text:p>
        </text:list-item>
        <text:list-item>
          <text:p text:style-name="P122">not_equal_to,</text:p>
        </text:list-item>
        <text:list-item>
          <text:p text:style-name="P122">greater,</text:p>
        </text:list-item>
        <text:list-item>
          <text:p text:style-name="P122">less,</text:p>
        </text:list-item>
        <text:list-item>
          <text:p text:style-name="P122">greater_equal,</text:p>
        </text:list-item>
        <text:list-item>
          <text:p text:style-name="P122">less_equal</text:p>
        </text:list-item>
      </text:list>
      <text:p text:style-name="P31"/>
      <text:p text:style-name="P31"/>
      <text:p text:style-name="P32">CPP dostarcza general-purpose polymrohpic function wrapper:</text:p>
      <text:p text:style-name="P58">std::function</text:p>
      <text:list xml:id="list113302632" text:style-name="L28">
        <text:list-item>
          <text:p text:style-name="P123">może przechocywać, kopiować i wywoływać każdy wywoływalny obiekt (callable target)</text:p>
        </text:list-item>
        <text:list-item>
          <text:p text:style-name="P123">w nagłówku &lt;functional&gt;</text:p>
        </text:list-item>
      </text:list>
      <text:p text:style-name="P32"/>
      <text:p text:style-name="P32">Przykład użycia:</text:p>
      <text:p text:style-name="P58">void print_num(int i) {/*...*/}</text:p>
      <text:p text:style-name="P58">std::function&lt;void(<text:span text:style-name="T27">int</text:span>)&gt; f_display = print_num;</text:p>
      <text:p text:style-name="P58">f_display(-9);</text:p>
      <text:p text:style-name="P58"/>
      <text:p text:style-name="P58">std::function&lt;void(const Foo&amp;, int)&gt; f_add_display = &amp;Foo::print_add;</text:p>
      <text:p text:style-name="P58">const Foo foo(314);</text:p>
      <text:p text:style-name="P58">f_add_display(foo, 1);</text:p>
      <text:p text:style-name="P76"/>
      <text:p text:style-name="P75">WAŻNE</text:p>
      <text:p text:style-name="P75">capture lista lambdy tworzy te zmiennie wewnętrznie i zapamiętuję. </text:p>
      <text:p text:style-name="P88"/>
      <text:p text:style-name="P87">Iterators</text:p>
      <text:p text:style-name="P75"/>
      <text:p text:style-name="P68"><text:span text:style-name="T13">Kategorie iteratorów</text:span><text:span text:style-name="T14">:</text:span></text:p>
      <text:list xml:id="list531044499" text:style-name="L29">
        <text:list-item>
          <text:p text:style-name="P124">ContiguousIterator,<text:span text:style-name="T25"> - pamięć jest po kolei </text:span></text:p>
          <text:list>
            <text:list-item>
              <text:p text:style-name="P124">RandomAccessIterator<text:span text:style-name="T25">, - iterator dowolnego dostępu,</text:span></text:p>
              <text:list>
                <text:list-item>
                  <text:p text:style-name="P124">BidirectionalIterator,<text:span text:style-name="T25"> - dwukierunkowy iterator,</text:span></text:p>
                  <text:list>
                    <text:list-item>
                      <text:p text:style-name="P124">ForwardIterator,<text:span text:style-name="T25"> - multipass jednokierunkowy iterator,</text:span><text:span text:style-name="T26"> (np. w liście jednokierunkowej)</text:span></text:p>
                      <text:list>
                        <text:list-item>
                          <text:p text:style-name="P124">InputIterator<text:span text:style-name="T25"> -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40">Input iterator:</text:p>
      <text:list xml:id="list1204839878" text:style-name="L30">
        <text:list-item>
          <text:p text:style-name="P125">Pozwala tylko odczytywać elementy,</text:p>
        </text:list-item>
        <text:list-item>
          <text:p text:style-name="P125">nie można modyfikować, </text:p>
        </text:list-item>
        <text:list-item>
          <text:p text:style-name="P125">nie można się nim cofać,</text:p>
        </text:list-item>
        <text:list-item>
          <text:p text:style-name="P125">tylko inkrementować</text:p>
        </text:list-item>
        <text:list-item>
          <text:p text:style-name="P129">one-pass</text:p>
        </text:list-item>
      </text:list>
      <text:p text:style-name="P33"/>
      <text:p text:style-name="P34">Przykład użycia:</text:p>
      <text:p text:style-name="P59">std::istream_iterator&lt;int&gt; input(std::cin);</text:p>
      <text:p text:style-name="P59">std::copy(input, {}, std::ostream_iterator&lt;int&gt;(std::cout, ", "));</text:p>
      <text:p text:style-name="P40"/>
      <text:p text:style-name="P8"><text:span text:style-name="T19">Forward iterator</text:span><text:span text:style-name="T20"> (lista jednokierunkowa)</text:span><text:span text:style-name="T19">:</text:span></text:p>
      <text:list xml:id="list1552927492" text:style-name="L31">
        <text:list-item>
          <text:p text:style-name="P126">Można odczytywać,</text:p>
        </text:list-item>
        <text:list-item>
          <text:p text:style-name="P126">można zmieniać wartości,</text:p>
        </text:list-item>
        <text:list-item>
          <text:p text:style-name="P126">można inkrementować,</text:p>
        </text:list-item>
        <text:list-item>
          <text:p text:style-name="P126">NIE można dekrementować</text:p>
        </text:list-item>
      </text:list>
      <text:p text:style-name="P33"><text:soft-page-break/></text:p>
      <text:p text:style-name="P25"><text:span text:style-name="T21">Bidirectional iterator</text:span><text:span text:style-name="T22"> (lista dwukierunkowa)</text:span><text:span text:style-name="T21">:</text:span></text:p>
      <text:list xml:id="list2289994122" text:style-name="L32">
        <text:list-item>
          <text:p text:style-name="P127">Można inkrementować,</text:p>
        </text:list-item>
        <text:list-item>
          <text:p text:style-name="P127">można dekrementować,</text:p>
        </text:list-item>
        <text:list-item>
          <text:p text:style-name="P127">można przypisać wartość</text:p>
        </text:list-item>
        <text:list-item>
          <text:p text:style-name="P127">ale nie można napisać it[4] = value=; // nie jest randomAccess</text:p>
        </text:list-item>
      </text:list>
      <text:p text:style-name="P33"/>
      <text:p text:style-name="P8"><text:span text:style-name="T19">Random Access Iterator</text:span><text:span text:style-name="T20"> (np. iterowanie po wektorze)</text:span><text:span text:style-name="T19">:</text:span></text:p>
      <text:list xml:id="list391398720" text:style-name="L33">
        <text:list-item>
          <text:p text:style-name="P128">Można inkrementować,</text:p>
        </text:list-item>
        <text:list-item>
          <text:p text:style-name="P128">można dekrementować,</text:p>
        </text:list-item>
        <text:list-item>
          <text:p text:style-name="P128">można przypisać wartość,</text:p>
        </text:list-item>
        <text:list-item>
          <text:p text:style-name="P128">można napisać it[5] = value;</text:p>
        </text:list-item>
      </text:list>
      <text:p text:style-name="P33"/>
      <text:p text:style-name="P40">Contigous Iterator:</text:p>
      <text:list xml:id="list4223707298" text:style-name="L34">
        <text:list-item>
          <text:p text:style-name="P109"><text:span text:style-name="T15">std::vector&lt;&gt;::</text:span><text:span text:style-name="T12">vector </text:span><text:span text:style-name="T15">ma go, poza typem &lt;bool&gt;,</text:span></text:p>
        </text:list-item>
        <text:list-item>
          <text:p text:style-name="P109"><text:span text:style-name="T12">std::array&lt;&gt;</text:span><text:span text:style-name="T15">::iterator</text:span><text:span text:style-name="T12"> go ma,</text:span></text:p>
        </text:list-item>
        <text:list-item>
          <text:p text:style-name="P130">std::basic_string_view::iterator,</text:p>
        </text:list-item>
        <text:list-item>
          <text:p text:style-name="P130">std::basic_string::iterator,</text:p>
        </text:list-item>
        <text:list-item>
          <text:p text:style-name="P131">można z nim zrobić wszystko</text:p>
        </text:list-item>
      </text:list>
      <text:p text:style-name="P35"/>
      <text:p text:style-name="P35">Output iteratory:</text:p>
      <text:list xml:id="list2739355196" text:style-name="L35">
        <text:list-item>
          <text:p text:style-name="P132"><text:s/>Służą do dopisywania zmiennych i wartości do kontenerów</text:p>
        </text:list-item>
      </text:list>
      <text:p text:style-name="P35"/>
      <text:p text:style-name="P35">Adaptory do output iteratorów:</text:p>
      <text:list xml:id="list1034645499" text:style-name="L36">
        <text:list-item>
          <text:p text:style-name="P112"><text:span text:style-name="T17">std::in</text:span><text:span text:style-name="T15">s</text:span><text:span text:style-name="T17">erter,</text:span><text:span text:style-name="T16"> // wywołuje ::insert()</text:span></text:p>
        </text:list-item>
        <text:list-item>
          <text:p text:style-name="P112"><text:span text:style-name="T17">std::back_inserter</text:span><text:span text:style-name="T16">, // tworzy std::back_insert_iterator, który wywołuje push_back()</text:span></text:p>
        </text:list-item>
        <text:list-item>
          <text:p text:style-name="P110"><text:span text:style-name="T12">std::front_inserter</text:span><text:span text:style-name="T16"> //tworzy std::front_intsert_iterator, który wywołuje push_front()</text:span></text:p>
        </text:list-item>
      </text:list>
      <text:p text:style-name="P35"/>
      <text:p text:style-name="P35">Przykład użycia:</text:p>
      <text:p text:style-name="P60">std::generate_n(</text:p>
      <text:p text:style-name="P60"><text:tab/>std::back_inser<text:span text:style-name="T29">t</text:span>_iterator&lt;std::vector&lt;int&gt;&gt;(b),</text:p>
      <text:p text:style-name="P60"><text:tab/>10,</text:p>
      <text:p text:style-name="P60"><text:tab/>[n=0]() mutable {return ++n;}</text:p>
      <text:p text:style-name="P60">}</text:p>
      <text:p text:style-name="P77"/>
      <text:p text:style-name="P77">Można wyprintować coś w następujący sposób:</text:p>
      <text:p text:style-name="P60">std::copy(std::begin(v), std::end(v), std::ostream_iterator&lt;int&gt;(std::cout, " | "));</text:p>
      <text:p text:style-name="P77"/>
      <text:p text:style-name="P77">Inny przykład:</text:p>
      <text:p text:style-name="P77"><text:tab/>std::initializer_list&lt;int&gt; initList {7, 8, 9, 10};</text:p>
      <text:p text:style-name="P60">std::copy(std::begin(initializerList), std::end(initializerList),</text:p>
      <text:p text:style-name="P60"><text:tab/>std::inserter(deque, std::next(std::begin(deque), 1)));</text:p>
      <text:p text:style-name="P77"/>
      <text:p text:style-name="P78">Jak szybko przeczytać plik i załadować zmienne do vektora:</text:p>
      <text:p text:style-name="P61">std::vector&lt;double&gt; vecOfDouble;</text:p>
      <text:p text:style-name="P61">std::ifstream readOnlyFile("readOnliFule", std::ios::in);</text:p>
      <text:p text:style-name="P61">std::copy(std::istream_iterator&lt;double&gt;(readOnlyFile), {},</text:p>
      <text:p text:style-name="P61"><text:tab/><text:tab/> std::back_inserter(vecOfDouble));</text:p>
      <text:p text:style-name="P78"/>
      <text:p text:style-name="P79">Zapisywanie do pliku:</text:p>
      <text:p text:style-name="P62">std::ofstream writeOnliFile("writeOnlyFile", std::ios::out);</text:p>
      <text:p text:style-name="P62">std::forward_list&lt;int&gt; list {1, 2, 3, 4, 5, 6, 7, 8, 9, 10};</text:p>
      <text:p text:style-name="P62"><text:soft-page-break/>list.begin();</text:p>
      <text:p text:style-name="P62">std::copy(std::begin(list), std::end(list), std::ostream_iterator&lt;int&gt;(writeOnlyFile, ", "));</text:p>
      <text:p text:style-name="P80"/>
      <text:p text:style-name="P81">Operacje na iteratorach:</text:p>
      <text:list xml:id="list3456823923" text:style-name="L37">
        <text:list-item>
          <text:p text:style-name="P133">std::advance, // inkrementuje iterator o podany dystants</text:p>
        </text:list-item>
        <text:list-item>
          <text:p text:style-name="P133">std::distance, // liczy odległość między iteratorami,</text:p>
        </text:list-item>
        <text:list-item>
          <text:p text:style-name="P133">std::next, // inkrementuje iterator,</text:p>
        </text:list-item>
        <text:list-item>
          <text:p text:style-name="P133">std::prev // dekrementuje iterator</text:p>
        </text:list-item>
      </text:list>
      <text:p text:style-name="P36"/>
      <text:p text:style-name="P36"/>
      <text:p text:style-name="P36"/>
      <text:p text:style-name="P12">Algorithms</text:p>
      <text:p text:style-name="P37"/>
      <text:p text:style-name="P38">Wybrane algorytmy:</text:p>
      <text:list xml:id="list1784980196" text:style-name="L38">
        <text:list-item>
          <text:p text:style-name="P134">nie modyfikujące sekwencji,</text:p>
        </text:list-item>
        <text:list-item>
          <text:p text:style-name="P134">modyfikujące,</text:p>
        </text:list-item>
        <text:list-item>
          <text:p text:style-name="P134">partycjonujące,</text:p>
        </text:list-item>
        <text:list-item>
          <text:p text:style-name="P134">sortujące,</text:p>
        </text:list-item>
        <text:list-item>
          <text:p text:style-name="P134">operacje min/max</text:p>
        </text:list-item>
      </text:list>
      <text:p text:style-name="P37"/>
      <text:p text:style-name="P41">std::all_of:</text:p>
      <text:list xml:id="list1620364808" text:style-name="L39">
        <text:list-item>
          <text:p text:style-name="P135">Pozwala sprawdzić czy wszystkie elementy sprawdzają dany predykatu</text:p>
        </text:list-item>
        <text:list-item>
          <text:p text:style-name="P145"><text:span text:style-name="T18">p</text:span><text:span text:style-name="T12">usta tablica zwraca true</text:span></text:p>
        </text:list-item>
      </text:list>
      <text:p text:style-name="P38">Są jeszcze:</text:p>
      <text:list xml:id="list3369819864" text:style-name="L40">
        <text:list-item>
          <text:p text:style-name="P139">std::any_of,</text:p>
          <text:list>
            <text:list-item>
              <text:p text:style-name="P136">pusta tablica zwraca false</text:p>
            </text:list-item>
          </text:list>
        </text:list-item>
        <text:list-item>
          <text:p text:style-name="P139">std::none_of</text:p>
          <text:list>
            <text:list-item>
              <text:p text:style-name="P136">pusta tablica zwraca true</text:p>
            </text:list-item>
          </text:list>
        </text:list-item>
      </text:list>
      <text:p text:style-name="P38"/>
      <text:p text:style-name="P37"/>
      <text:p text:style-name="P37">&lt;brakuje 30 minut&gt;</text:p>
      <text:p text:style-name="P86">Przykład:</text:p>
      <text:p text:style-name="P63">std::count_if(primes.begin(), primes.end(), isPrimeNumber);</text:p>
      <text:p text:style-name="P63">// zliczy ilość liczb pierwszych w zakresie</text:p>
      <text:p text:style-name="P82"/>
      <text:p text:style-name="P86">Inny przykład:</text:p>
      <text:p text:style-name="P63">std::vector&lt;int&gt; p = {1, 2, 3, 4, 2, 3, 4, 2};</text:p>
      <text:p text:style-name="P63">std::cout_if(p.begin(), p.end(), 2);</text:p>
      <text:p text:style-name="P63">// zwróci liczbę dwojek czyli 3</text:p>
      <text:p text:style-name="P82"/>
      <text:p text:style-name="P82"/>
      <text:p text:style-name="P86">Przykład std::mismatch:</text:p>
      <text:p text:style-name="P63">std::vector&lt;int&gt; v1 {1, 2, 3, 4, 5};</text:p>
      <text:p text:style-name="P63">std::vector&lt;int&gt; v2 {2, 4, 6};</text:p>
      <text:p text:style-name="P63">const auto mismatch = std::mismatch(v1.begin(), v1.end(), v2.begin());</text:p>
      <text:p text:style-name="P65"><text:span text:style-name="T23">// zwróci </text:span><text:span text:style-name="T24">parę </text:span><text:span text:style-name="T23">v1.begin() </text:span><text:span text:style-name="T24">oraz v2.begin() bo tam się różnią</text:span></text:p>
      <text:p text:style-name="P82"/>
      <text:p text:style-name="P83">&lt;brakuje 30 minut&gt;</text:p>
      <text:p text:style-name="P83"/>
      <text:p text:style-name="P83">Depth first search - algorytm przeszukiwania w głąb - wykorzystuje rekurencję,</text:p>
      <text:p text:style-name="P83">Brea<text:span text:style-name="T30">d</text:span>th first search - algorytm przeszukiwania w szerz - <text:span text:style-name="T28">wykorzystuje</text:span> kolejkę</text:p>
      <text:p text:style-name="P83"/>
      <text:p text:style-name="P85"><text:soft-page-break/>std::search:</text:p>
      <text:p text:style-name="P85"><text:tab/><text:span text:style-name="T8">std::vector&lt;int&gt; v1 = {1, 2, 3, 4, 5, 6};</text:span></text:p>
      <text:p text:style-name="P70"><text:tab/>std::vector&lt;int&gt; v2 = {3, 4, 5};</text:p>
      <text:p text:style-name="P64">auto it = std::search(std:begin(v1), std::end(v1), std::begin(v2), std::end(v2));</text:p>
      <text:p text:style-name="P64">std::cout &lt;&lt; *it &lt;&lt; std::endl;</text:p>
      <text:p text:style-name="P64">// wyprintuje 3, czyli wartość na początku znalezionej sekwencji</text:p>
      <text:p text:style-name="P84"/>
      <text:p text:style-name="P84">Modyfikowalne algorytmy:</text:p>
      <text:list xml:id="list2159693401" text:style-name="L41">
        <text:list-item>
          <text:p text:style-name="P137">std::copy, std::copy_if, std::copy_n,</text:p>
        </text:list-item>
        <text:list-item>
          <text:p text:style-name="P137">std::transform,</text:p>
        </text:list-item>
        <text:list-item>
          <text:p text:style-name="P137">std::swap, std::swap_ranges, std::iter_swap,</text:p>
        </text:list-item>
        <text:list-item>
          <text:p text:style-name="P137">std::fill, std::fill_n, std::generate, std::generate_n,</text:p>
        </text:list-item>
        <text:list-item>
          <text:p text:style-name="P137">std::remove, std::remove_if, std::remove_copy, std::remove_copy_if,</text:p>
        </text:list-item>
        <text:list-item>
          <text:p text:style-name="P137">std::reverse, std::reverse_copy,</text:p>
        </text:list-item>
        <text:list-item>
          <text:p text:style-name="P137">std::unique, std::unique_copy,</text:p>
        </text:list-item>
        <text:list-item>
          <text:p text:style-name="P137">std::rotate</text:p>
        </text:list-item>
      </text:list>
      <text:p text:style-name="P39"/>
      <text:p text:style-name="P42">Przykład std::transform:</text:p>
      <text:p text:style-name="P64">std::vector&lt;int&gt; v1{1, 2, 3};</text:p>
      <text:p text:style-name="P64">std::vector&lt;int&gt; v2 {2, 4, 6};</text:p>
      <text:p text:style-name="P64">std::transform(</text:p>
      <text:p text:style-name="P64"><text:tab/>std::begin(v1), std::end(v1),</text:p>
      <text:p text:style-name="P64"><text:tab/>std::begin(v2),</text:p>
      <text:p text:style-name="P64"><text:tab/>std::begin(v1),</text:p>
      <text:p text:style-name="P64"><text:tab/>std::plus&lt;int&gt;{}</text:p>
      <text:p text:style-name="P64">);</text:p>
      <text:p text:style-name="P84"/>
      <text:p text:style-name="P85">std::unique (działa tylko na posortowane):</text:p>
      <text:p text:style-name="P64">std::vector&lt;int&gt; v {1, 2, 3, 4, 1, 2, 5, 6};</text:p>
      <text:p text:style-name="P64">std::sort(v.begin(), v.end());</text:p>
      <text:p text:style-name="P64">auto new_end = std::unique(</text:p>
      <text:p text:style-name="P64"><text:tab/>std::begin(v), std::end(v)</text:p>
      <text:p text:style-name="P64"><text:tab/>);</text:p>
      <text:p text:style-name="P64">v.erase(new_end, std::end(v));</text:p>
      <text:p text:style-name="P84"/>
      <text:p text:style-name="P84">std::next_permutation:</text:p>
      <text:list xml:id="list3789768614" text:style-name="L42">
        <text:list-item>
          <text:p text:style-name="P138">punktem wyjścia musi być posortowany zakres,</text:p>
        </text:list-item>
        <text:list-item>
          <text:p text:style-name="P138">zwraca bool,</text:p>
        </text:list-item>
        <text:list-item>
          <text:p text:style-name="P138">jest trudna do napisania własnoręczni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7:59:10.344975203</meta:creation-date>
    <dc:date>2021-03-30T02:48:45.244070519</dc:date>
    <meta:editing-duration>PT3H11M2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0" meta:paragraph-count="403" meta:word-count="1501" meta:character-count="11281" meta:non-whitespace-character-count="10304"/>
  </office:meta>
</office:document-meta>
</file>